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889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00a933"/>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2">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25">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42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0">00/00/0000</text:date>, <text:time style:data-style-name="N2" text:time-value="10:01:01.3639104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7-30T10:02:15.792634153</dc:date>
    <meta:editing-duration>P92DT3H38M35S</meta:editing-duration>
    <meta:editing-cycles>4028</meta:editing-cycles>
    <meta:generator>LibreOffice/6.4.7.2$Linux_X86_64 LibreOffice_project/40$Build-2</meta:generator>
    <meta:document-statistic meta:table-count="3" meta:cell-count="664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